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alibri2"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cm" fo:margin-bottom="0.353cm" fo:line-height="150%" fo:text-align="justify" style:justify-single-word="false"/>
      <style:text-properties fo:color="#000000" style:font-name="Times New Roman" fo:font-size="14pt" fo:font-weight="bold" fo:background-color="transparent" style:font-name-asian="Calibri1" style:font-size-asian="14pt" style:font-weight-asian="bold" style:font-name-complex="Calibri1" style:font-size-complex="14pt" style:font-weight-complex="bold"/>
    </style:style>
    <style:style style:name="P2" style:family="paragraph" style:parent-style-name="Standard">
      <style:paragraph-properties loext:contextual-spacing="false" fo:margin-top="0cm" fo:margin-bottom="0.353cm" fo:line-height="150%" fo:text-align="justify" style:justify-single-word="false"/>
      <style:text-properties fo:color="#000000" fo:font-size="14pt" fo:font-weight="bold" style:font-name-asian="Calibri1" style:font-size-asian="14pt" style:font-weight-asian="bold" style:font-name-complex="Calibri1" style:font-size-complex="14pt" style:font-weight-complex="bold"/>
    </style:style>
    <style:style style:name="P3" style:family="paragraph" style:parent-style-name="Standard">
      <style:paragraph-properties loext:contextual-spacing="false" fo:margin-top="0cm" fo:margin-bottom="0.353cm" fo:line-height="150%" fo:text-align="justify" style:justify-single-word="false"/>
      <style:text-properties fo:color="#000000" fo:font-size="14pt" style:font-name-asian="Calibri1" style:font-size-asian="14pt" style:font-name-complex="Calibri1" style:font-size-complex="14pt"/>
    </style:style>
    <style:style style:name="P4" style:family="paragraph" style:parent-style-name="Standard">
      <style:paragraph-properties loext:contextual-spacing="false" fo:margin-top="0cm" fo:margin-bottom="0.353cm" fo:line-height="150%" fo:text-align="justify" style:justify-single-word="false"/>
      <style:text-properties fo:color="#000000" fo:font-size="14pt" fo:font-style="normal" style:font-name-asian="Calibri1" style:font-size-asian="14pt" style:font-style-asian="normal" style:font-name-complex="Calibri1" style:font-size-complex="14pt" style:font-style-complex="normal"/>
    </style:style>
    <style:style style:name="P5" style:family="paragraph" style:parent-style-name="Standard">
      <style:paragraph-properties fo:margin-top="0cm" fo:margin-bottom="0.353cm" fo:line-height="150%" fo:text-align="center" style:justify-single-word="false"/>
      <style:text-properties fo:color="#000000" style:font-name="Cambria" fo:font-size="15pt" fo:font-weight="bold" style:font-name-asian="Calibri1" style:font-size-asian="15pt" style:font-weight-asian="bold" style:font-name-complex="Calibri1" style:font-size-complex="15pt" style:font-weight-complex="bold"/>
    </style:style>
    <style:style style:name="P6" style:family="paragraph" style:parent-style-name="Standard">
      <style:paragraph-properties loext:contextual-spacing="false" fo:margin-top="0cm" fo:margin-bottom="0.353cm" fo:line-height="150%" fo:text-align="justify" style:justify-single-word="false"/>
    </style:style>
    <style:style style:name="P7" style:family="paragraph" style:parent-style-name="Standard" style:list-style-name="L1">
      <style:paragraph-properties loext:contextual-spacing="false" fo:margin-top="0cm" fo:margin-bottom="0.353cm" fo:line-height="150%" fo:text-align="justify" style:justify-single-word="false"/>
      <style:text-properties fo:color="#000000" fo:font-size="14pt" fo:font-weight="bold" style:font-name-asian="Calibri1" style:font-size-asian="14pt" style:font-weight-asian="bold" style:font-name-complex="Calibri1" style:font-size-complex="14pt" style:font-weight-complex="bold"/>
    </style:style>
    <style:style style:name="T1" style:family="text">
      <style:text-properties fo:font-style="italic" style:font-style-asian="italic" style:font-style-complex="italic"/>
    </style:style>
    <style:style style:name="T2" style:family="text">
      <style:text-properties fo:color="#000000" fo:font-size="14pt" style:font-name-asian="Calibri1" style:font-size-asian="14pt" style:font-name-complex="Calibri1" style:font-size-complex="14pt"/>
    </style:style>
    <style:style style:name="T3" style:family="text">
      <style:text-properties fo:color="#000000" fo:font-size="14pt" fo:font-style="italic" style:font-name-asian="Calibri1" style:font-size-asian="14pt" style:font-style-asian="italic" style:font-name-complex="Calibri1" style:font-size-complex="14pt" style:font-style-complex="italic"/>
    </style:style>
    <style:style style:name="T4" style:family="text">
      <style:text-properties fo:color="#000000" fo:font-size="14pt" fo:font-weight="bold" style:font-name-asian="Calibri1" style:font-size-asian="14pt" style:font-weight-asian="bold" style:font-name-complex="Calibri1" style:font-size-complex="14pt" style:font-weight-complex="bold"/>
    </style:style>
    <style:style style:name="T5" style:family="text">
      <style:text-properties fo:color="#000000" fo:font-size="14pt" fo:font-style="normal" style:font-name-asian="Calibri1" style:font-size-asian="14pt" style:font-style-asian="normal" style:font-name-complex="Calibri1" style:font-size-complex="14pt" style:font-style-complex="normal"/>
    </style:style>
    <style:style style:name="T6" style:family="text">
      <style:text-properties fo:color="#000000" style:font-name="Calibri1" fo:font-size="14pt" style:font-name-asian="Calibri1" style:font-size-asian="14pt" style:font-name-complex="Calibri1" style:font-size-complex="14pt"/>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ZDZIAŁ V I I. Normalizacja wewnętrzna, zakończenie wojny z Brandenburgią.</text:p>
      <text:list xml:id="list8240515989127626999" text:style-name="L1">
        <text:list-item>
          <text:p text:style-name="P7">Sytuacja Międzynarodowa u progu 1676r. a Rzeczpospolita.</text:p>
        </text:list-item>
      </text:list>
      <text:p text:style-name="P6"><text:span text:style-name="Domyślna_20_czcionka_20_akapitu"><text:span text:style-name="T2">Wojna domowa w Polsce w roku 1675 dobiegała końca. Po rozgromieniu głównych sił zbrojnej opozycji, jeszcze wiosną odradzały się partie konfederackie, ale były one słabe. Pojawiło się kilka nielicznych od działów na Żmudzi, Polesiu, w Sieradzkiem i Sandomierskiem, oraz na Wołyniu. Nie miało to jednak poważniejszego znaczenia i często były to grupy dezerterów usiłujący działa</text:span></text:span><text:span text:style-name="Domyślna_20_czcionka_20_akapitu"><text:span text:style-name="T6">ć</text:span></text:span><text:span text:style-name="Domyślna_20_czcionka_20_akapitu"><text:span text:style-name="T2"> pod sztandarami konfederatów, lub dawni konfederaci utrzymujący się z łupiestwa. Miejscowa szlachta cz</text:span></text:span><text:span text:style-name="Domyślna_20_czcionka_20_akapitu"><text:span text:style-name="T6">ęś</text:span></text:span><text:span text:style-name="Domyślna_20_czcionka_20_akapitu"><text:span text:style-name="T2">ciej pod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pan><text:soft-page-break/><text:span text:style-name="Domyślna_20_czcionka_20_akapitu"><text:span text:style-name="T2">istnienia. W takich to okolicznościach wiosną i latem 1676 przyszło się Janowi III zmierzyć z ostatnim z przeciwników.</text:span></text:span></text:p>
      <text:p text:style-name="P6"><text:span text:style-name="Domyślna_20_czcionka_20_akapitu"><text:span text:style-name="T2">Na polu bitwy pozostaje bowiem Wielki Elektor Brandenburgii Fryderyk Wilhelm Hohenzollern. Wobec nieuchronnej klęski przeciwników Sobieskiego i ponoszonych klęsk w wojnie, Wielki Elektor uznaje swoje położenie pod koniec 1675roku za zbyt niebezpieczne - 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bawienie Rzeczpospolitej pomocy Ludwika XIV. Fryderyk Wilhelm po wymianie obiecującej korespondencji z Wersalem wysyła swego przedstawiciela do Paryża w osobie Friedricha von Jena (1620 - 1682), tam pod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granicach Brandenburgii powoduje, iż elektor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pan><text:soft-page-break/><text:span text:style-name="Domyślna_20_czcionka_20_akapitu"><text:span text:style-name="T2">wygodniejszym staje się zaprzestanie wypłacanie obiecanych sum dla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jako pośrednik w roku 1676 r. przed początkiem lata w podpisaniu rozejmu brandenbursko-szwedzkiego, po tym jak elektor przeprowadzi kampanię przeciwko Sobieskiemu w jakiej celem będzie opanowanie zachodnich ziem RON, a przynajmniej doprowadzenie do trwałej okupacji Wielkopolski i zdobycia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Jednocześnie kurfirst akceptuje polityczny warunek i obiecuje Francji, iż wesprze na elekcji cesarskiej Ludwika XIV lub Wielkiego Delfina. Zabiegi Brandenburgii o rozejm ze Szwecją zyskuj</text:span></text:span><text:span text:style-name="Domyślna_20_czcionka_20_akapitu"><text:span text:style-name="T6">ą</text:span></text:span><text:span text:style-name="Domyślna_20_czcionka_20_akapitu"><text:span text:style-name="T2"> pozytywną odpowied</text:span></text:span><text:span text:style-name="Domyślna_20_czcionka_20_akapitu"><text:span text:style-name="T6">ź</text:span></text:span><text:span text:style-name="Domyślna_20_czcionka_20_akapitu"><text:span text:style-name="T2">. Elektor wysyła poselstwo do Sztokholmu z początkiem 1676roku pod kierownictwem Ernsta Boguslawa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 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text:span></text:span><text:soft-page-break/><text:span text:style-name="Domyślna_20_czcionka_20_akapitu"><text:span text:style-name="T2">rozejm Szwedzi potraktowali sami za swój sukces, mogli teraz skupić się na walkach z Duńczykami w Skandii, mających dla nich większe znaczenie. Klęski ich floty w 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text:span></text:span><text:soft-page-break/><text:span text:style-name="Domyślna_20_czcionka_20_akapitu"><text:span text:style-name="T2">starał się jeszcze przejść wobec tego do ofensywy i rozbić armię koroną w czasie jej koncentracji, a następnie wedrzeć się do Wielkopolski, blokując jednocześnie 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 iż paktowanie z Fryderykiem Wilhelmem w istniejących warunkach będzie dla niego bardzo zgubne. Do zaistniałych propozycji podszedł z rezerwą, kontakty z nimi związane szybko ukrócił, swe szanse </text:span></text:span><text:soft-page-break/><text:span text:style-name="Domyślna_20_czcionka_20_akapitu"><text:span text:style-name="T2">prowadzenia niezależnej polityki względem dworu widział raczej w Wiedniu niż w Berlinie. Podskarbi Morsztyn natomiast, mimo negatywnego odbierania ochłodzenia 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text:span></text:span></text:p>
      <text:p text:style-name="P2">2. Ofensywa brandenburska w 1676r.</text:p>
      <text:p text:style-name="P6"><text:span text:style-name="Domyślna_20_czcionka_20_akapitu"><text:span text:style-name="T2">Plan Fryderyka Wilhelma i jego dowódców zakładał koncentrację wojsk w wielkim obozie pod </text:span></text:span><text:span text:style-name="Domyślna_20_czcionka_20_akapitu"><text:span text:style-name="T3">Oranienburgiem</text:span></text:span><text:span text:style-name="Domyślna_20_czcionka_20_akapitu"><text:span text:style-name="T2">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text:span></text:span><text:soft-page-break/><text:span text:style-name="Domyślna_20_czcionka_20_akapitu"><text:span text:style-name="T2">jakimś też stopniu nadszarpnęło reputację elektora w dotąd przychylnych mu kręgach finansowych. Holendrzy w pieszym rzędzie woleli bowiem kredytować wtedy 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text:span></text:span></text:p>
      <text:p text:style-name="P3">Trudne do zawiązania rozmowy sondażow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ącymi się rosyjskimi stronnictwami, jednego występującego w imieniu Fiodora oraz drugiego <text:soft-page-break/>kierowanego przez Natalię Naryszkinę wdowę po zmarłym carze, jego drugiej żony, która działała w imieniu własnego syna Piotra. Rosjanie wówczas przede wszystkim zajmowali się sprawami sukcesji i zażegnywania rozlicznych problemów wewnętrznych. W takich warunkach Rosja nie miał nikt interesu ani możliwości wszczynania wojny z Polską.</text:p>
      <text:p text:style-name="P3">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emming, dowódca piechoty gen. Otto Wilhelm von Berlepsch, dowódca artylerii płk. Jakub Bertram)</text:p>
      <text:p text:style-name="P2">1.) Przy sztabie</text:p>
      <text:p text:style-name="P3">Trzy kompanie drabantów d-ca Louis de Beauveau Espence, (300)/(300)</text:p>
      <text:p text:style-name="P3">Leibregiment d-ca płk. Nicolas von Below (700)/560</text:p>
      <text:p text:style-name="P3">Szwadron kirasjerów Caspar von Rusow (450)/300</text:p>
      <text:p text:style-name="P3">Razem około 1160 kawalerii</text:p>
      <text:p text:style-name="P2">2.) Awangarda-Grupa Jazdy pod dowództwem Aleksandra von Spaer'a:</text:p>
      <text:p text:style-name="P3">Regiment kirasjerów Aleksandra von Spaer'a (640)/620</text:p>
      <text:p text:style-name="P3">Regiment kirasjerów Wolfganga von Eller'a (550)/420</text:p>
      <text:p text:style-name="P3">Regiment kirasjerów Marcusa von Lufte'a (615)/490</text:p>
      <text:p text:style-name="P3"><text:soft-page-break/>Regiment kirasjerów Wilhelma Ludwiga von Polnitz'a (600)/530</text:p>
      <text:p text:style-name="P3">Regiment kirasjerów Johana Friedricha von Printzen'a (600)/410</text:p>
      <text:p text:style-name="P3">Regiment dragonów Aleksandera Magnusa von Sndow'a (710)/550</text:p>
      <text:p text:style-name="P3">Szwadron kirasjerów von Brandt (100)/80</text:p>
      <text:p text:style-name="P3">W sumie 2720 kawalerii</text:p>
      <text:p text:style-name="P6"><text:span text:style-name="Domyślna_20_czcionka_20_akapitu"><text:span text:style-name="T4">3.) Siły Główne</text:span></text:span><text:span text:style-name="Domyślna_20_czcionka_20_akapitu"><text:span text:style-name="T2">, nominalnie pod dowództwem samego Wielkiego Elektora, faktycznie kierowane przez Gerharda Bernarda von Polnitz'a:</text:span></text:span></text:p>
      <text:p text:style-name="P3">Regiment kirasjerów Francoisa Comte du Hamel'a (700)/450</text:p>
      <text:p text:style-name="P3">Regiment kirasjerów Landgrafa Heinricha von Hesse-Homburg'a (700)/600</text:p>
      <text:p text:style-name="P3">Regiment Kirasjerów Kuprinza Friedricha Hohenzollern'a (700)/550</text:p>
      <text:p text:style-name="P3">Regiment kirasjerów Urlicha Grafa von Promitz'a (600)/360</text:p>
      <text:p text:style-name="P3">Regiment kirasjerów Bogusława von Schwerin'a (600)/40 0</text:p>
      <text:p text:style-name="P3">Regiment kirasjerów Johanna Georga zu Anhalt-Dessau'a (700)/620</text:p>
      <text:p text:style-name="P3">Leibdragoner pod dowództwem Joachima Ernsta von Grumbkow'a (710)/600</text:p>
      <text:p text:style-name="P3">Regiment Johana Friedricha von Schlebien'a (710)/600</text:p>
      <text:p text:style-name="P3">W sumie 4180 kawaleii <text:s/></text:p>
      <text:p text:style-name="P3">Leibregiment piechoty pod dowództwem płk. G. B. I. Bolnib'a (1395)/1300</text:p>
      <text:p text:style-name="P3">Regiment Leibgarde (pieszy) Gerharda Bernarda von Polnitz'a (1395)/1200</text:p>
      <text:p text:style-name="P3">Regiment piechoty von Kurfurtin (Fryderyk Wilhelm) 1395/1200</text:p>
      <text:p text:style-name="P3">Regiment piechoty Joachima Riu von de Goltz'a (1174)/800</text:p>
      <text:p text:style-name="P3">Regiment piechoty Kurprinza Friedricha von Hohenzollern'a, d-ca von Staus (1379)/1000</text:p>
      <text:p text:style-name="P3"><text:soft-page-break/>Regiment piechoty Johanna von Fargel'a (1158)/900</text:p>
      <text:p text:style-name="P3">Regiment piechoty Georga Adolpha von Micrander'a (1158)/700</text:p>
      <text:p text:style-name="P3">Regiment piechoty Henricha von Hallard'a (1158)/800</text:p>
      <text:p text:style-name="P3">Regiment piechoty Aleksandra von Spaer'a (1158)/1000</text:p>
      <text:p text:style-name="P3">Regiment piechoty Bernharda von du Huet'a (1151)/800</text:p>
      <text:p text:style-name="P3">Regiment piechoty Christiana Alberta von Dohna'a (1158)/900</text:p>
      <text:p text:style-name="P3">Razem stanowiło to 10 600 żołnierzy piechoty.</text:p>
      <text:p text:style-name="P3">Artyleria brandenburska jaką zamierzano zabrać w pole liczyła-2 działa 24 funtowe, 4 działa 12 funtowe, 4 dział 9 funtowych, 4 działa 6 funtowe, 18 dział regimentowych 2 i 3 funtowych, 2 moździerze 36 funtowe, razem 34 działa. <text:s/>Całość sił głównych liczyła zatem 18 660 ludzi, w tym było 8060 kirasjerów i dragonów. <text:s text:c="9"/>Wydzielono także zgrupowanie blokujące Kostrzyn, które oddano pod dowództwem Gorga von Defflingera. Składało się ono z następujących jednostek:</text:p>
      <text:p text:style-name="P3">Regiment kirasjerów Georga von Deflinger'a (700)/650</text:p>
      <text:p text:style-name="P3">Regiment dragonów Georga von Defflinger'a d-ca Sigmunt Christoph von Marwitz (710)/690</text:p>
      <text:p text:style-name="P3">Regiment piechoty Gorga von Defflinger'a d-ca Friedrich von Rummel (1379)/1100</text:p>
      <text:p text:style-name="P3">Regiment piechoty Augusta Alt Holstein'a (1174)/900</text:p>
      <text:p text:style-name="P3">Regiment piechoty Georga von de Martwitz'a (1158)/600</text:p>
      <text:p text:style-name="P3">Razem stanowiło to około 1350 jazdy oraz 2600 piechoty, w sumie 3950 żołnierzy</text:p>
      <text:p text:style-name="P3">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text:soft-page-break/>Schwedt po dowództwem Friedricha księcia Sachsen – Hessen'a. W jego skład weszły następujące oddziały: <text:s/></text:p>
      <text:p text:style-name="P3">Regiment kirasjerów Friedricha księcia Sachsen – Hessen'a (600)/550</text:p>
      <text:p text:style-name="P3">Regiment piechoty Johana Alberta von Barfus'a (1374)/1000</text:p>
      <text:p text:style-name="P3">Regiment piechoty Andreasa von Sommerield'a (1158)/600</text:p>
      <text:p text:style-name="P3">Razem stanowiło to 2150 ludzi</text:p>
      <text:p text:style-name="P3">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text:p>
      <text:p text:style-name="P3"><text:s/></text:p>
      <text:p text:style-name="P3">Regiment kirasjerów Wilhelma Adama Morner'a (600)/480</text:p>
      <text:p text:style-name="P3">Szwadron Friedricha Ludwiga księcia von Holstein'a (500)/460</text:p>
      <text:p text:style-name="P3">Regiment piechoty Kurta Hildebranda von Loben'a (1158)/900</text:p>
      <text:p text:style-name="P3">Regiment piechoty Hansa Adama von Schoning'a (1374)/900</text:p>
      <text:p text:style-name="P3">Regiment piechoty Augusta von Holstein'a (1174)/900</text:p>
      <text:p text:style-name="P3">Kompania piechoty von Candal'a (300)/280</text:p>
      <text:p text:style-name="P3">Kompania piechoty Edebrecht'a (200)/160</text:p>
      <text:p text:style-name="P3">Razem było to 3180 żołnierzy</text:p>
      <text:p text:style-name="P3">Na nowoformowane jednostki w tym czasie składały się</text:p>
      <text:p text:style-name="P3">Regiment pieszy Joachima Henninga von Treffenfeld'a (Magdeburg)</text:p>
      <text:p text:style-name="P3">Regiment pieszy Hansa Christopha von Brugsdorff'a (Peitz)</text:p>
      <text:p text:style-name="P3"><text:soft-page-break/>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text:p>
      <text:p text:style-name="P3">Gwoli wyjaśnienia, liczby przy regimentach brandenburskich oznaczaj-pierwsze etatów liczebność, drugie rzeczywistą (mniej lub bardziej przybliżoną) liczebność w tym okresie.</text:p>
      <text:p text:style-name="P6"><text:span text:style-name="Domyślna_20_czcionka_20_akapitu"><text:span text:style-name="T2">Ogólna sytuacja militarna na froncie nadodrzańskim kształtowała się w ten sposób, iż po podpisaniu rozejmu brandenbursko-szwedzkiego pod kontrolą Szwed</text:span></text:span><text:span text:style-name="Domyślna_20_czcionka_20_akapitu"><text:span text:style-name="T6">ów</text:span></text:span><text:span text:style-name="Domyślna_20_czcionka_20_akapitu"><text:span text:style-name="T2"> znajdowała się większość Pomorza brandenburskiego. Z kolei ich ziemie pomorskie zostały zajęte przez Brandenburczyków. Po odstąpieniu Wielkiego Elektora od murów Szczecina wycofał on swoje wojska celem przegrupowania przygotowania do nowej operacji przeciwko RON. Na Pomorzu posiadał jedynie garnizon w Kołobrzegu, utrzymywany dzięki niewielkiej pomocy floty duńskiej, pod 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text:span><text:span text:style-name="Domyślna_20_czcionka_20_akapitu"><text:span text:style-name="T3">Stargard</text:span></text:span><text:span text:style-name="Domyślna_20_czcionka_20_akapitu"><text:span text:style-name="T2">) i Pyrzyc (</text:span></text:span><text:span text:style-name="Domyślna_20_czcionka_20_akapitu"><text:span text:style-name="T3">Pyritz</text:span></text:span><text:span text:style-name="Domyślna_20_czcionka_20_akapitu"><text:span text:style-name="T2">), w zamian mieli oddać Gryfice (</text:span></text:span><text:span text:style-name="Domyślna_20_czcionka_20_akapitu"><text:span text:style-name="T3">Greifenberg</text:span></text:span><text:span text:style-name="Domyślna_20_czcionka_20_akapitu"><text:span text:style-name="T2">) i wyspę Uznam. W dniu 1 kwietnia ruszyła w tym celu ekspedycja Friedricha księcia Sachsen-Hessen'a (regiment kirasjerski i dwa regimenty piesze </text:span></text:span><text:soft-page-break/><text:span text:style-name="Domyślna_20_czcionka_20_akapitu"><text:span text:style-name="T2">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text:span><text:span text:style-name="Domyślna_20_czcionka_20_akapitu"><text:span text:style-name="T3">Konigsberg</text:span></text:span><text:span text:style-name="Domyślna_20_czcionka_20_akapitu"><text:span text:style-name="T2"> (chorągiew T. Tyszkiewicza, kompania regimentu W. Dobrzyca-od 19 stycznia), w Lipianach-</text:span></text:span><text:span text:style-name="Domyślna_20_czcionka_20_akapitu"><text:span text:style-name="T3">Lippehne</text:span></text:span><text:span text:style-name="Domyślna_20_czcionka_20_akapitu"><text:span text:style-name="T2"> (chorągiew S. Górskiego od 28 grudnia 1675) i w Trzcińsku-</text:span></text:span><text:span text:style-name="Domyślna_20_czcionka_20_akapitu"><text:span text:style-name="T3">Schonfließ</text:span></text:span><text:span text:style-name="Domyślna_20_czcionka_20_akapitu"><text:span text:style-name="T2"> (chorągwie Aleksandrowicza, Rzeczkowskiego-od 7 stycznia), w Myśliborze-</text:span></text:span><text:span text:style-name="Domyślna_20_czcionka_20_akapitu"><text:span text:style-name="T3">Soldin</text:span></text:span><text:span text:style-name="Domyślna_20_czcionka_20_akapitu"><text:span text:style-name="T2"> (kompania regimentu J. Rutkowsiego od 20 grudni 1675 r.) oraz Gorzowie-</text:span></text:span><text:span text:style-name="Domyślna_20_czcionka_20_akapitu"><text:span text:style-name="T3">Lansbergu</text:span></text:span><text:span text:style-name="Domyślna_20_czcionka_20_akapitu"><text:span text:style-name="T2"> (kompania regimentu J. Lipskiego od przełomu grudnia/stycznia 1675/76), Witnica -</text:span></text:span><text:span text:style-name="Domyślna_20_czcionka_20_akapitu"><text:span text:style-name="T3">Vietz</text:span></text:span><text:span text:style-name="Domyślna_20_czcionka_20_akapitu"><text:span text:style-name="T2"> (chorągiew S. Fredry, chorągiew H. Morawskiego, kompania regimentu M. Żebrowskiego). Wszystkie te jednostki w dniach 6-10 kwietnia wycofały się do Kostrzyna. Tym czasem armia elektorska w dniu dopiero 3 kwietnia przeszła Odrę pod Gryfinem (</text:span></text:span><text:span text:style-name="Domyślna_20_czcionka_20_akapitu"><text:span text:style-name="T3">Greifenhagen</text:span></text:span><text:span text:style-name="Domyślna_20_czcionka_20_akapitu"><text:span text:style-name="T2">)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text:span></text:span><text:soft-page-break/><text:span text:style-name="Domyślna_20_czcionka_20_akapitu"><text:span text:style-name="T2">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niezwłocznie posłów z żądaniem ustąpienie i złożenia wyjaśnień w tej sprawie. Piechota elektorska udała się wieczorem 6 kwietnia w kierunku na łanie, apotem na 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text:span></text:span><text:soft-page-break/><text:span text:style-name="Domyślna_20_czcionka_20_akapitu"><text:span text:style-name="T2">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text:span><text:span text:style-name="Domyślna_20_czcionka_20_akapitu"><text:span text:style-name="T3">Landsberg</text:span></text:span><text:span text:style-name="Domyślna_20_czcionka_20_akapitu"><text:span text:style-name="T2">) stała część pułku Zbrożka (chorągwie S. Lipskiego, S. Wężyka i A. Cetnara), pozostałe dozorowały linię Odry, wraz z grup chorągwi lekkich trzema chorągwiami pułku Bidzińskiego, wysłanymi w tym celu 10 kwietnia).</text:span></text:span></text:p>
      <text:p text:style-name="P3">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się wziąć brandenburski upór w przyszłości, w toku dalszych działań, aby za wszelką cenę w pierwszej fazie przeprowadzanej ofensywy zniszczyć to polskie zgrupowanie 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text:soft-page-break/>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text:p>
      <text:p text:style-name="P3"/>
      <text:p text:style-name="P2">3. Wznowienie walk w Nowej Marchii.</text:p>
      <text:p text:style-name="P6"><text:span text:style-name="Domyślna_20_czcionka_20_akapitu"><text:span text:style-name="T2">Na początku kampanii wojska brandenburskie zbierały się w Templinie i Prezlau. Następnie w dniu 28 maja poczęły się kierować w kierunku przepraw na Odrze w rejonie Cedyni (</text:span></text:span><text:span text:style-name="Domyślna_20_czcionka_20_akapitu"><text:span text:style-name="T3">Zehden</text:span></text:span><text:span text:style-name="Domyślna_20_czcionka_20_akapitu"><text:span text:style-name="T2">), gdzie z uwagi na konieczność przetransportowania dużej 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text:span></text:span><text:soft-page-break/><text:span text:style-name="Domyślna_20_czcionka_20_akapitu"><text:span text:style-name="T2">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text:span><text:span text:style-name="Domyślna_20_czcionka_20_akapitu"><text:span text:style-name="T3">Mohrin</text:span></text:span><text:span text:style-name="Domyślna_20_czcionka_20_akapitu"><text:span text:style-name="T2"> wojska brandenburski rozbiły obóz a następnego dnia, po dokonaniu rozpoznania w kierunku na </text:span></text:span><text:span text:style-name="Domyślna_20_czcionka_20_akapitu"><text:span text:style-name="T3">Koningsberg</text:span></text:span><text:span text:style-name="Domyślna_20_czcionka_20_akapitu"><text:span text:style-name="T2">, </text:span></text:span><text:span text:style-name="Domyślna_20_czcionka_20_akapitu"><text:span text:style-name="T3">Soldin</text:span></text:span><text:span text:style-name="Domyślna_20_czcionka_20_akapitu"><text:span text:style-name="T2"> i </text:span></text:span><text:span text:style-name="Domyślna_20_czcionka_20_akapitu"><text:span text:style-name="T3">Neudamm</text:span></text:span><text:span text:style-name="Domyślna_20_czcionka_20_akapitu"><text:span text:style-name="T2">, który nie doniósł o obecności polskiego wojska, Fryderyk Wilhelm rozkazał przej ś do konkretnych działań. Georg von Derffringer pomaszerował w kierunku Kostrzyna, następnego dnia kirasjerzy jego regimentu zajęli m. </text:span></text:span><text:span text:style-name="Domyślna_20_czcionka_20_akapitu"><text:span text:style-name="T3">Vietz</text:span></text:span><text:span text:style-name="Domyślna_20_czcionka_20_akapitu"><text:span text:style-name="T2"> (Witnica), a reszta jego od działów w dniu 10 czerwca dotarły pod mury twierdzy. W tym samym czasie siły główne przesunęły się przez </text:span></text:span><text:span text:style-name="Domyślna_20_czcionka_20_akapitu"><text:span text:style-name="T3">Neudamm</text:span></text:span><text:span text:style-name="Domyślna_20_czcionka_20_akapitu"><text:span text:style-name="T2"> do </text:span></text:span><text:span text:style-name="Domyślna_20_czcionka_20_akapitu"><text:span text:style-name="T3">Landsberga</text:span></text:span><text:span text:style-name="Domyślna_20_czcionka_20_akapitu"><text:span text:style-name="T2"> (Gorzowa), który w dniu 10 czerwca został zajęty przez jednostki elektorskie. Kurfirst niepokoił się jednak, gdyż nie udało mu się ustalić, gdzie może znajdować się Jabłonowski, a to paraliżowało jego dalsze poczynania. Dopiero w </text:span></text:span><text:span text:style-name="Domyślna_20_czcionka_20_akapitu"><text:span text:style-name="T3">Lansbergu</text:span></text:span><text:span text:style-name="Domyślna_20_czcionka_20_akapitu"><text:span text:style-name="T2"> został poinformowany, iż Jabłonowski powinien stać pod Barlinkiem. Skierował więc w dniu 11 czerwca w tym kierunku zgrupowanie von Spaera a sam udał się w stron </text:span></text:span><text:span text:style-name="Domyślna_20_czcionka_20_akapitu"><text:span text:style-name="T3">Friedeberga</text:span></text:span><text:span text:style-name="Domyślna_20_czcionka_20_akapitu"><text:span text:style-name="T2">, dalej planował pójść na </text:span></text:span><text:span text:style-name="Domyślna_20_czcionka_20_akapitu"><text:span text:style-name="T3">Woldenberg</text:span></text:span><text:span text:style-name="Domyślna_20_czcionka_20_akapitu"><text:span text:style-name="T2"> lub </text:span></text:span><text:span text:style-name="Domyślna_20_czcionka_20_akapitu"><text:span text:style-name="T3">Dresen</text:span></text:span><text:span text:style-name="Domyślna_20_czcionka_20_akapitu"><text:span text:style-name="T2">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text:span><text:soft-page-break/><text:span text:style-name="Domyślna_20_czcionka_20_akapitu"><text:span text:style-name="T3">Woldenbergiem</text:span></text:span><text:span text:style-name="Domyślna_20_czcionka_20_akapitu"><text:span text:style-name="T2"> 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text:span><text:span text:style-name="Domyślna_20_czcionka_20_akapitu"><text:span text:style-name="T3">Tankow</text:span></text:span><text:span text:style-name="Domyślna_20_czcionka_20_akapitu"><text:span text:style-name="T2">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text:span><text:span text:style-name="Domyślna_20_czcionka_20_akapitu"><text:span text:style-name="T3">Lansbergu</text:span></text:span><text:span text:style-name="Domyślna_20_czcionka_20_akapitu"><text:span text:style-name="T2"> (2 kompanie z regimentu von von Hallard) i w 200 w </text:span></text:span><text:span text:style-name="Domyślna_20_czcionka_20_akapitu"><text:span text:style-name="T3">Friedebergu</text:span></text:span><text:span text:style-name="Domyślna_20_czcionka_20_akapitu"><text:span text:style-name="T2"> (2 kompanie z regimentu von Micrander). Następnie do m. </text:span></text:span><text:span text:style-name="Domyślna_20_czcionka_20_akapitu"><text:span text:style-name="T3">Tankow</text:span></text:span><text:span text:style-name="Domyślna_20_czcionka_20_akapitu"><text:span text:style-name="T2">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text:span></text:span></text:p>
      <text:p text:style-name="P3"/>
      <text:p text:style-name="P2">4. Bitwa pod Pełczycami.</text:p>
      <text:p text:style-name="P3">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text:soft-page-break/>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text:p>
      <text:p text:style-name="P6"><text:span text:style-name="Domyślna_20_czcionka_20_akapitu"><text:span text:style-name="T2">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Maszerował wraz ze swoją gwardią przez Łowicz i Łęczyce, a w dniu 3 czerwca był 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text:span></text:span><text:soft-page-break/><text:span text:style-name="Domyślna_20_czcionka_20_akapitu"><text:span text:style-name="T2">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aby wykorzystał przewagę manewrową jazdy koronnej i efekt zaskoczenia, jednak on 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text:span></text:span><text:soft-page-break/><text:span text:style-name="Domyślna_20_czcionka_20_akapitu"><text:span text:style-name="T2">pod dowództwem A. Mączyńskiego na Dobniegniew (</text:span></text:span><text:span text:style-name="Domyślna_20_czcionka_20_akapitu"><text:span text:style-name="T3">Woldenberg)</text:span></text:span><text:span text:style-name="Domyślna_20_czcionka_20_akapitu"><text:span text:style-name="T2">, który po drodze rano 12 czerwca napotkał z kolei podjazdy wysłane przez Jabłonowskiego na południe (dwie chorągwie Dobrogowskiego, który miał sprawdzi, czy od strony </text:span></text:span><text:span text:style-name="Domyślna_20_czcionka_20_akapitu"><text:span text:style-name="T3">Woldenbergu</text:span></text:span><text:span text:style-name="Domyślna_20_czcionka_20_akapitu"><text:span text:style-name="T2">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text:span><text:span text:style-name="Domyślna_20_czcionka_20_akapitu"><text:span text:style-name="T3">Woldenberg</text:span></text:span><text:span text:style-name="Domyślna_20_czcionka_20_akapitu"><text:span text:style-name="T2">,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zaistniałej sytuacji przez sztab kurfirsta. Ta pierwsza faza starć 13-14 czerwca 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text:span><text:span text:style-name="Domyślna_20_czcionka_20_akapitu"><text:span text:style-name="T3">Hohengrape</text:span></text:span><text:span text:style-name="Domyślna_20_czcionka_20_akapitu"><text:span text:style-name="T2">, ale zostały one szybko przepędzone przez jazdę A. Mączyńskiego, która obozowała pod miastem strzegąc do niego dostępu między jeziorami - Pełczą i </text:span></text:span><text:soft-page-break/><text:span text:style-name="Domyślna_20_czcionka_20_akapitu"><text:span text:style-name="T2">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kontynuowano, bojąc się zasadzki i piechoty, która mogła by w nim ukryta. Bez 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text:span></text:span><text:soft-page-break/><text:span text:style-name="Domyślna_20_czcionka_20_akapitu"><text:span text:style-name="T2">jeszcze na miejscu lub, iż jego formacje piesze spóźniają się, co pozwalało myślę o operacji zmierzającej na biciu po kolei poszczególnych zgrupowań polskich, jakie pod Pełczyce miały maszerować.</text:span></text:span></text:p>
      <text:p text:style-name="P3">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kawaleryjskie i czynił to na początku walk, w dniach 13-14 czerwca, zaś potem Sobieski postanowił go także wykorzystać, aby zwiększyć możliwości obronne własnej piechoty, którą uważał po doświadczeniach kampanii przeciwko cesarstwu mniej sprawną i zdyscyplinowaną w walce ogniowej na tle analogicznych formacji typu zachodnioeuropejskiego.</text:p>
      <text:p text:style-name="P6"><text:span text:style-name="Domyślna_20_czcionka_20_akapitu"><text:span text:style-name="T2"><text:s/>W istocie pośpiech, który miał uniemożliwi</text:span></text:span><text:span text:style-name="Domyślna_20_czcionka_20_akapitu"><text:span text:style-name="T6">ć</text:span></text:span><text:span text:style-name="Domyślna_20_czcionka_20_akapitu"><text:span text:style-name="T2">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text:span></text:span><text:soft-page-break/><text:span text:style-name="Domyślna_20_czcionka_20_akapitu"><text:span text:style-name="T2">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text:span></text:span></text:p>
      <text:p text:style-name="P2">1.) Regimenty Piesze</text:p>
      <text:p text:style-name="P6"><text:span text:style-name="Domyślna_20_czcionka_20_akapitu"><text:span text:style-name="T2">Regiment gwardii pieszej JKM Jana III pod dowództwem gen. Ernesta Denhoffa</text:span></text:span></text:p>
      <text:p text:style-name="P3">Regiment gwardii pieszej JKM Marii Kazimiery pod dowództwem płk. Stanisława Morsztyna</text:p>
      <text:p text:style-name="P3">Regimenty piechoty gen. Marcina Kątskiego, pod dowództwem ppłk. Wilhelma Finka</text:p>
      <text:p text:style-name="P3">Regiment piechoty koronnej gen.-mjr. Eliasza Łąckiego</text:p>
      <text:p text:style-name="P3">Regiment piechoty koronnej Franciszka Żychlińskiego pod ppłk. Danielem Szulcem</text:p>
      <text:p text:style-name="P3">Regiment piechoty koronnej płk. Wiktoryna Bykowskiego</text:p>
      <text:p text:style-name="P3">Regiment piechoty koronnej Jana Glińskiego, pod ppłk. Teodorem Frankiem</text:p>
      <text:p text:style-name="P3">Regiment piechoty koronnej płk. Awersusa Wrzospolskiego</text:p>
      <text:p text:style-name="P3">Regiment piechoty koronnej płk. Aleksandra Brzezińskiego</text:p>
      <text:p text:style-name="P3">Regiment piechoty koronnej płk. Jana Teodora Schliebena</text:p>
      <text:p text:style-name="P3">Regiment piechoty koronnej Siekierczyńskiego pod dowództwem ppłk. Krzysztofa Skarbka</text:p>
      <text:p text:style-name="P3">Regiment piechoty koronnej płk. Jana Barensa</text:p>
      <text:p text:style-name="P3"><text:soft-page-break/>Regiment piechoty koronnej Kazimierza Zamoyskiego, pod dowództwem ppłk. Wojciecha Jaskólskiego</text:p>
      <text:p text:style-name="P3">Regiment piechoty koronnej płk. Otto Fabiana Kinzinga,</text:p>
      <text:p text:style-name="P3">Regiment piechoty koronnej płk. Marka Butlera</text:p>
      <text:p text:style-name="P3">Regiment piechoty koronnej gen. Jana Zygmunta Loebla, pod dowództwem ppłk. Jana Fryderyka Grobelna</text:p>
      <text:p text:style-name="P3">Regiment piechoty koronnej Michała Działyńskiego pod pod dowództwem kpt. Pierty</text:p>
      <text:p text:style-name="P3">Regiment piechoty koronnej gen. Władysława Denhoffa, pod dowództwem ppłk. Jana Ernesta Korffa</text:p>
      <text:p text:style-name="P3">Regiment piechoty koronnej płk. Jana Linkhauza</text:p>
      <text:p text:style-name="P3">Regiment piechoty koronnej płk. Ottona Ernesta Rappa</text:p>
      <text:p text:style-name="P3">Regiment piechoty koronnej płk. Jerzego Krzysztofa von Rosseta</text:p>
      <text:p text:style-name="P3">Regiment piechoty koronnej płk. Andrzeja Prusinowskiego</text:p>
      <text:p text:style-name="P3">Razem około 7000-7500 ludzi.</text:p>
      <text:p text:style-name="P2"/>
      <text:p text:style-name="P2">2.) Dragonia</text:p>
      <text:p text:style-name="P3">Regiment Dragonów <text:s/>Gwardii Konnej JKM Jana III pod dowództwem płk. Franciszka Gałeckiego</text:p>
      <text:p text:style-name="P3">Regiment dragonów <text:s/>Szczęsnego Potockiego, pod dowództwem ppłk Jerzym Knypem</text:p>
      <text:p text:style-name="P3">Regiment dragonów <text:s/>płk. Jana Dönnemarka* pod <text:s/>dowództwem ppłk. Grux</text:p>
      <text:p text:style-name="P3">Regiment dragonów <text:s/>Stefana Bidzińskiego, pod <text:s/>dowództwem ppłk. Jana Koszkiela*</text:p>
      <text:p text:style-name="P3"><text:soft-page-break/>Regiment Dragonów <text:s/>płk. Aleksandra Domaradzkiego</text:p>
      <text:p text:style-name="P4">Regiment dragonów <text:s/>gwardii konnej JKM Marii Kazimiery, pod dowództwem ppłk. Mateusza de Rossy</text:p>
      <text:p text:style-name="P6"><text:span text:style-name="Domyślna_20_czcionka_20_akapitu"><text:span text:style-name="T5">Regiment Dragonów <text:s/>Kazimierza Zawadzkiego, <text:s/>pod dowództwem ppłk Jana Tedwina</text:span></text:span></text:p>
      <text:p text:style-name="P6"><text:span text:style-name="Domyślna_20_czcionka_20_akapitu"><text:span text:style-name="T5">Regiment Dragonów <text:s/>ordynata Marcina Zamoyskiego, pod dowództwem ppłk. Adama Jakuba Domaradzkiego</text:span></text:span></text:p>
      <text:p text:style-name="P6"><text:span text:style-name="Domyślna_20_czcionka_20_akapitu"><text:span text:style-name="T5">Regiment dragonów <text:s/>Stanisława Koniecpolskiego pod dowództwem ppłk Jana Laussona</text:span></text:span></text:p>
      <text:p text:style-name="P4">Regiment Dragonów <text:s/>Władysława Łosia pod pod dowództwem ppłk. Hermana Szwarca</text:p>
      <text:p text:style-name="P3">Regiment dragonów <text:s/>gwardii JKM Jakuba Sobieskiego pod dowództwem płk. Jana Przebendowskiego</text:p>
      <text:p text:style-name="P3">Regiment Dragonów <text:s/>Hieronima Lubomirskiego, pod dowództwem ppłk. Eliasza Krauzera</text:p>
      <text:p text:style-name="P6"><text:span text:style-name="Domyślna_20_czcionka_20_akapitu"><text:span text:style-name="T2">Regiment Dragonów <text:s/>Jerzego Wielhorskiego pod dowództwem ppłk. </text:span></text:span><text:span text:style-name="Domyślna_20_czcionka_20_akapitu"><text:span text:style-name="T5">Krzysztofa Bockhorna</text:span></text:span></text:p>
      <text:p text:style-name="P3">Regiment Dragonów <text:s/>Ludwika de Maligny, pod dowództwem ppłk. Jana Kożuchowskiego</text:p>
      <text:p text:style-name="P3">Regiment Dragonów <text:s/>pod dowództwem ppłk. Aleksandra Heinka (dawny Mikołaja Potockiego)</text:p>
      <text:p text:style-name="P3">Razem stanowiło to około 4500 – 5000 ludzi i dawało <text:s/>w <text:s/>sumie „ludzie ognistym” około 12 000 żołnierzy. <text:s/></text:p>
      <text:p text:style-name="P3">Formacje jazdy zostały podzielone na poszczególne grupy. Ich podział wyglądał w następujący sposób:</text:p>
      <text:p text:style-name="P2"><text:soft-page-break/>1.) Grupa jazdy Hieronima Lubomirskiego</text:p>
      <text:p text:style-name="P3">Chorągiew husarska Hieronima Lubomirskiego, pod A. Trzecieskim</text:p>
      <text:p text:style-name="P3">Chorągiew husarska marszałka wielkiego koronnego pod dowództwem Hieronima Kuropatnickiego</text:p>
      <text:p text:style-name="P3">Chorągiew husarska JKM Marii Kazimiery d' Arquien Sobieskiej pod Michałem Rzewuskim</text:p>
      <text:p text:style-name="P3">Chorągiew husarska Jana Cetnera, pod dowództwem Borzęckiego</text:p>
      <text:p text:style-name="P3">chorągiew husarska Jan Jerzego Przebendowskiego pod dowództwem Piotra Kaszkowskiego</text:p>
      <text:p text:style-name="P3">Chorągiew husarska (wcześniej pancerna) Mikołaja Firleja</text:p>
      <text:p text:style-name="P3">Chorągiew pancerna Kazimierza Minora, pod dowództwem por. Macieja Dobrosołowskiego</text:p>
      <text:p text:style-name="P3">Chorągiew pancerna Stanisława Taszyckiego</text:p>
      <text:p text:style-name="P3">Chorągiew pancerna Łukasza Franciszka Dziewanowskiego</text:p>
      <text:p text:style-name="P3">Chorągiew pancerna Stefana Zamoyskiego</text:p>
      <text:p text:style-name="P3">Chorągiew pancerna Jana Wojakowskiego, pod dowództwem por. Chłopickiego</text:p>
      <text:p text:style-name="P3">Chorągiew husarska (dawniej pancerna) Andrzeja Różniatowskiego</text:p>
      <text:p text:style-name="P3">Chorągiew pancerna Mikołaja Daniłowicza</text:p>
      <text:p text:style-name="P3">Chorągiew pancerna Stanisława Sariusza Łazińskiego</text:p>
      <text:p text:style-name="P3">Chorągiew pancerna Aleksandra Wojny</text:p>
      <text:p text:style-name="P3">Chorągiew pancerna Franciszka Ludwika Rzewuskiego,</text:p>
      <text:p text:style-name="P3">Chorągiew pancerna Hieronima Lubomirskiego, pod dowództwem por. Mikołaja Śrubowskiego</text:p>
      <text:p text:style-name="P3"><text:soft-page-break/>Chorągiew pancerna Jerzego Wielhorskiego</text:p>
      <text:p text:style-name="P3">Chorągiew pancerna Jakuba Rociszewskiego</text:p>
      <text:p text:style-name="P3">Chorągiew pancerna Adama Radalińskiego</text:p>
      <text:p text:style-name="P3">Chorągiew pancerna Kazimierza Domaszewskiego</text:p>
      <text:p text:style-name="P3">Chorągiew pancerna Stanisława Koniecpolskiego</text:p>
      <text:p text:style-name="P3">Chorągiew pancerna Aleksandra Konstantego Woronicza, pod dowództwem Hieronima Siemaszki</text:p>
      <text:p text:style-name="P3">Chorągiew pancerna Stanisława Opalińskiego</text:p>
      <text:p text:style-name="P3">Chorągiew lekka Marcina Dębickiego</text:p>
      <text:p text:style-name="P3">Chorągiew pancerna Jerzego Ruszczyca</text:p>
      <text:p text:style-name="P3">Chorągiew lekka Boubonombeka Persa</text:p>
      <text:p text:style-name="P3">Chorągiew lekka Jana Wielopolskiego, pod dowództwem por. Modrzewskie go</text:p>
      <text:p text:style-name="P3">Chorągiew lekka Franciszka Żychlińskiego, pod dowództwem por. Jarnowskiego</text:p>
      <text:p text:style-name="P3">W sumie około 3 000 koni.</text:p>
      <text:p text:style-name="P2">2.) Grupa Jazdy Szczęsnego Potockiego</text:p>
      <text:p text:style-name="P3">Chorągiew husarska Andrzeja Potockiego, pod dowództwem Samuela Gurowskiego</text:p>
      <text:p text:style-name="P3">Chorągiew husarska Szczęsnego Potockiego, pod dowództwem Remigiana Strzałkowskiego</text:p>
      <text:p text:style-name="P3">Chorągiew husarska Jana Wielopolskiego, kanclerza wielkiego koronnego, pod dowództwem Stanisława Małachowskiego</text:p>
      <text:p text:style-name="P3">Chorągiew husarska (dawna pancerna) Jarosza Lipińskiego</text:p>
      <text:p text:style-name="P3">Chorągiew husarska (dawna pancerna) Jana Aleksandra Myszkowskiego, pod dowództwem Radeckiego</text:p>
      <text:p text:style-name="P3"><text:soft-page-break/>Chorągiew pancerna Remigiana Strzałkowskiego, pod dowództwem por. Stefana Hodoryszczana</text:p>
      <text:p text:style-name="P3">Chorągiew pancerna Jakuba Rościszewskiego</text:p>
      <text:p text:style-name="P3">Chorągiew pancerna Adama Radalińskiego</text:p>
      <text:p text:style-name="P3">Chorągiew pancerna Jana Korycińskiego</text:p>
      <text:p text:style-name="P3">Chorągiew pancerna Jana Malskiego cześnika czernichowskiego, pod dowództwem Mękarskiego</text:p>
      <text:p text:style-name="P3">Chorągiew pancerna Stanisława Tuszyńskiego, pod dow. namiestnika Pawła Brzuskiewicza</text:p>
      <text:p text:style-name="P3">Chorągiew husarska (dawna pancerna) Jakuba Rokitnickiego</text:p>
      <text:p text:style-name="P3">Chorągiew pancerna Jana Kazimierza Brodeckiego pod Jasiełkowskim</text:p>
      <text:p text:style-name="P3">Chorągiew pancerna Andrzeja Franciszka Gembickiego, pod dowództwem Jana Pajęckiego</text:p>
      <text:p text:style-name="P3">Chorągiew pancerna Jana Chorzewskiego</text:p>
      <text:p text:style-name="P3">Chorągiew pancerna Jana Karola Daniłowicza</text:p>
      <text:p text:style-name="P3">Chorągiew pancerna Mikołaja Sapiehy</text:p>
      <text:p text:style-name="P3">Chorągiew lekka Szczęsnego Potockiego</text:p>
      <text:p text:style-name="P3">Chorągiew lekka Szymona Zawiszy</text:p>
      <text:p text:style-name="P3">Chorągiew pancerna Jana Potockiego, pod dowództwem Jeżowskiego</text:p>
      <text:p text:style-name="P3">Chorągiew lekka Marcina Orzechowskiego</text:p>
      <text:p text:style-name="P3">W sumie około 2000 koni</text:p>
      <text:p text:style-name="P2">3.) Grupa Jazdy Mikołaja Sieniawskiego</text:p>
      <text:p text:style-name="P3">Chorągiew husarska Jakuba Sobieskiego pod dowództwem Mikołaja Złotnickiego</text:p>
      <text:p text:style-name="P3"><text:soft-page-break/>Chorągiew husarska koronna Mikołaja Sieniawskiego, pod Stanisławem Tęgoborskim</text:p>
      <text:p text:style-name="P3">Chorągiew husarska hetmana wielkiego koronnego pod dowództwem Aleksandra Polanowskiego</text:p>
      <text:p text:style-name="P3">Chorągiew husarska (dawna pancerna) Marcina Cieńskiego</text:p>
      <text:p text:style-name="P3">Chorągiew pancerna królewska III Jana Sobieskiego pod dowództwem Wronowskiego</text:p>
      <text:p text:style-name="P3">Chorągiew pancerna Michała Rzewuskiego pod por. Andrzejem Siemianowskim Chorągiew pancerna Władysława Skoraszewskiego, pod dowództwem por. Jana Ulatowskiego</text:p>
      <text:p text:style-name="P3">Chorągiew pancerna Andrzeja Zaleskiego</text:p>
      <text:p text:style-name="P3">Chorągiew pancerna Szczęsnego Potockiego, pod dowództwem por. Paprockiego Chorągiew arkebuzerii Mikołaja Sieniawskiego, pod dowództwem mjr. Jerzego Rostocka</text:p>
      <text:p text:style-name="P3">Chorągiew pancerna Andrzeja Modrzewskiego, pod dowództwem Sękowskiego Chorągiew pancerna Stanisława Ossolińskiego, pod dowództwem Pruszczyckiego Chorągiew pancerna Jerzego Mniszka</text:p>
      <text:p text:style-name="P3">Chorągiew pancerna Mariusza Stanisława Jaskólskiego</text:p>
      <text:p text:style-name="P3">Chorągiew pancerna Jana Stadnickiego</text:p>
      <text:p text:style-name="P3">Chorągiew pancerna Jana Strzemeckiego</text:p>
      <text:p text:style-name="P3">Chorągiew pancerna Jana Rzeczyckiego, pod dowództwem por. Tatomira,</text:p>
      <text:p text:style-name="P3">Chorągiew pancerna Krzysztofa Chodorowskiego, pod dowództwem por. Michała Więckowskiego</text:p>
      <text:p text:style-name="P3">Chorągiew pancerna Jana Karwowskiego pod Janem Mussułą</text:p>
      <text:p text:style-name="P3"><text:soft-page-break/>Chorągiew pancerna Jana Gałęzowskiego</text:p>
      <text:p text:style-name="P3">Chorągiew pancerna Jana Rzeczyckiego, pod dowództwem por. Tatomira</text:p>
      <text:p text:style-name="P3">Chorągiew pancerna Mikołaja Sieniawskiego pod dowództwem Aleksandra Gałeckiego</text:p>
      <text:p text:style-name="P3">Chorągiew pancerna Melchiora Grudzińskiego, pod dowództwem por. Osińskiego</text:p>
      <text:p text:style-name="P3">Chorągiew pancerna Kazimierza Humieckiego</text:p>
      <text:p text:style-name="P3">Razem było to około 2500 koni</text:p>
      <text:p text:style-name="P2">4.) Grupa jazdy Atanazego Miączyńskiego</text:p>
      <text:p text:style-name="P3"><text:s/>Chorągiew pancerna Wacława Zaleskiego</text:p>
      <text:p text:style-name="P3">Chorągiew pancerna Jana Ligenzy</text:p>
      <text:p text:style-name="P3">Chorągiew pancerna Stanisława Gródeckiego</text:p>
      <text:p text:style-name="P3">Chorągiew pancerna Łukasza Franciszka Dziewanowskiego</text:p>
      <text:p text:style-name="P3">Chorągiew pancerna Hrehorego Ulanickiego</text:p>
      <text:p text:style-name="P3">Chorągiew pancerna Piotra Bielowskiego</text:p>
      <text:p text:style-name="P3">Chorągiew pancerna Michała Rzewuskiego pod por. Andrzejem Siemianowskim</text:p>
      <text:p text:style-name="P3">Chorągiew pancerna Jana Lipskiego</text:p>
      <text:p text:style-name="P3">Chorągiew pancerna Jana Piaseczyńskiego</text:p>
      <text:p text:style-name="P3">Chorągiew lekka Karola Romanowskiego, pod dowództwem namiestnika Marcina Dobrzańskiego</text:p>
      <text:p text:style-name="P3">Chorągiew lekka Władysława Morsztyna, pod dowództwem por. Bogusława Łepkowskiego</text:p>
      <text:p text:style-name="P3">Chorągiew rajtarii Jana Kosa</text:p>
      <text:p text:style-name="P3"><text:soft-page-break/>Chorągiew rajtarii płk. Jana Górzyńskiego</text:p>
      <text:p text:style-name="P3">Chorągiew lekka Floriana Dobrzelowskiego</text:p>
      <text:p text:style-name="P3">Chorągiew tatarska Lechtezara Szabłowskiego</text:p>
      <text:p text:style-name="P3">Chorągiew pancerna Atanazego Miączyńskiego, pod dowództwem Gęsickiego</text:p>
      <text:p text:style-name="P3">Chorągiew lekka Andrzeja Kamińskiego</text:p>
      <text:p text:style-name="P3">Chorągiew lekka Władysława Łosia</text:p>
      <text:p text:style-name="P3">Razem stanowiło to około 1 500 ludzi</text:p>
      <text:p text:style-name="P3">Łącznie we wszystkich tych grupach znajdawało się około 9 000 koni</text:p>
      <text:p text:style-name="P3">Osobno sformowana została grupa wojewody Stanisława Jabłonowskiego, która dzieliła się na następujące pułki:</text:p>
      <text:p text:style-name="P2">1.) Pułk <text:s/>Stefana Bidzińskiego</text:p>
      <text:p text:style-name="P3">Chorągiew husarska Stanisława Jabłonowskiego, pod dowództwem Zbigniewa Bliskowskiego</text:p>
      <text:p text:style-name="P3">Chorągiew husarska Aleksandra Lubomirskiego, pod dowództwem Władysława Wilczkowskiego</text:p>
      <text:p text:style-name="P3">Chorągiew husarska Marcina Zamoyskiego pod dowództwem Warzyńskiego</text:p>
      <text:p text:style-name="P3">Chorągiew husarska Andrzeja Morsztyna, pod dowództwem Mikołaja Żaboklickiego</text:p>
      <text:p text:style-name="P3">Chorągiew pancerna Stefana Bidzińskiego, pod dowództwem por. Łazińskiego</text:p>
      <text:p text:style-name="P3">Chorągiew pancerna Aleksandra Chodorowskiego, pod dowództwem por. Dobrosołowskiego</text:p>
      <text:p text:style-name="P3">Chorągiew pancerna Rafała Makowskiego pod por. Pruszczyckim</text:p>
      <text:p text:style-name="P3">Chorągiew pancerna Stanisława Fredry</text:p>
      <text:p text:style-name="P3">Chorągiew pancerna Kazimierza Grudzińskiego</text:p>
      <text:p text:style-name="P3"><text:soft-page-break/>Chorągiew pancerna Gabriela Silnickiego, pod dowództwem Michała Wasilkowskiego</text:p>
      <text:p text:style-name="P3">Chorągiew pancerna Jana Opalińskiego</text:p>
      <text:p text:style-name="P3">Chorągiew pancerna Jakuba Potockiego</text:p>
      <text:p text:style-name="P3">Chorągiew pancerna Stanisława Sariusza Łazińskiego</text:p>
      <text:p text:style-name="P3">Chorągiew tatarska Kolumbeka Bosackiego</text:p>
      <text:p text:style-name="P3">Chorągiew tatarska Adama Murawskiego,</text:p>
      <text:p text:style-name="P3">Chorągiew tatarska Husajna Murawskiego</text:p>
      <text:p text:style-name="P3">W sumie około 1 500 koni</text:p>
      <text:p text:style-name="P2">2.) Pułk <text:s/>Gabriela Silnickiego</text:p>
      <text:p text:style-name="P3">Chorągiew pancerna Stanisława Jabłonowskiego, pod dowództwem Strzałki</text:p>
      <text:p text:style-name="P3">Chorągiew pancerna Wojciecha Prażmowskiego, pod dowództwem por. Aleksandra Tarnowskiego</text:p>
      <text:p text:style-name="P3">Chorągiew pancerna Tomasza Karczewskiego, pod dow. por. Romana Lirkiewicza</text:p>
      <text:p text:style-name="P3">Chorągiew pancerna Stanisława Kowalewskiego</text:p>
      <text:p text:style-name="P3">Chorągiew pancerna Gabriela Silnickiego, pod dowództwem Michała Wasilkowskiego</text:p>
      <text:p text:style-name="P3">Chorągiew pancerna Jana Opalińskiego</text:p>
      <text:p text:style-name="P3">Chorągiew pancerna Stanisława Ossolińskiego, pod dowództwem Pruszczyckiego <text:tab/></text:p>
      <text:p text:style-name="P3">Chorągiew pancerna Jerzego Mniszka</text:p>
      <text:p text:style-name="P3">Chorągiew pancerna Dominika Potockiego, pod dowództwem por. Golijowskiego</text:p>
      <text:p text:style-name="P3">Chorągiew pancerna Jana Malskiego cześnika czernichowskiego, pod dowództwem Mękarskiego</text:p>
      <text:p text:style-name="P3"><text:soft-page-break/>Chorągiew lekka Stefana Bidzińskiego, pod dowództwem Bruskiego</text:p>
      <text:p text:style-name="P3">Chorągiew lekka Stanisława Jabłonowskiego pod Marcinem Pukaczewskim</text:p>
      <text:p text:style-name="P3">Chorągiew tatarska Jachy Krobickiego</text:p>
      <text:p text:style-name="P3">Chorągiew tatarska Krzysztofa Koryckiego</text:p>
      <text:p text:style-name="P3">W sumie <text:s/>około 1 000 koni</text:p>
      <text:p text:style-name="P3"><text:s/></text:p>
      <text:p text:style-name="P2">3.) Pułk Krzysztofa Łasko</text:p>
      <text:p text:style-name="P3">Chorągiew pancerna Krzysztofa Łasko</text:p>
      <text:p text:style-name="P3">Chorągiew pancerna Jana Dobrogosta Krasińskiego, pod dowództwem por. Jana Berkowskiego</text:p>
      <text:p text:style-name="P3">Chorągiew pancerna Jana Michała Myśliszewskiego</text:p>
      <text:p text:style-name="P3">Chorągiew lekka Jerzego Frąckiewicza</text:p>
      <text:p text:style-name="P3">Chorągiew lekka Andrzeja Kamińskiego</text:p>
      <text:p text:style-name="P3">Chorągiew pancerna Józefa Lubomirskiego pod A. Wielowiejskim</text:p>
      <text:p text:style-name="P3">Chorągiew lekka Michała Kazimierza Siesickiego</text:p>
      <text:p text:style-name="P6"><text:span text:style-name="Domyślna_20_czcionka_20_akapitu"><text:span text:style-name="T2">Chorągiew lekka Andrzeja Miączyńskiego pod dow</text:span></text:span><text:span text:style-name="Domyślna_20_czcionka_20_akapitu"><text:span text:style-name="T6">ódz</text:span></text:span><text:span text:style-name="Domyślna_20_czcionka_20_akapitu"><text:span text:style-name="T2">twem Stefana Ostrowskiego</text:span></text:span></text:p>
      <text:p text:style-name="P3">W sumie stanowiło to około 500 koni</text:p>
      <text:p text:style-name="P2">4.) Pułk Jazdy Michała Zbrożka</text:p>
      <text:p text:style-name="P3">Chorągiew pancerna Ludwika Ciswickiego</text:p>
      <text:p text:style-name="P3">Chorągiew pancerna Franciszka Jan Dzieduszyckiego pod dowództwem por. Cebrowskiego</text:p>
      <text:p text:style-name="P3">Chorągiew pancerna Franciszka Brzuchowskiego</text:p>
      <text:p text:style-name="P3"><text:soft-page-break/>Chorągiew pancerna Andrzeja Komornickiego</text:p>
      <text:p text:style-name="P3">Chorągiew pancerna Michała Zbrożka, pod dowództwem Dybowskiego</text:p>
      <text:p text:style-name="P3">Chorągiew pancerna Stanisława Wężyka</text:p>
      <text:p text:style-name="P3">Chorągiew pancerna Stefana Zahorowskiego</text:p>
      <text:p text:style-name="P3">Chorągiew pancerna Samuela Lipskiego</text:p>
      <text:p text:style-name="P3">W sumie było to około 500 konie. <text:s/></text:p>
      <text:p text:style-name="P3">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na sporo bo na 30 dział.</text:p>
      <text:p text:style-name="P3">Sobieski miał pod sobą zatem 21 000 ludzi (około 7500 piechoty i 4500 dragonów, oraz 9 000 jazdy) oprócz grupy wojewody St. Jabłonowskiego 3500 kawalerii (łącznie wojska koronne liczyły w granicach 24500 - 25000 ludzi). Dla porównania, w tym samym czasie armia elektorska liczyła w głównym zgrupowaniu liczyła 18660 ludzi, w tym 8060 jazdy, zaś zgrupowanie pod Kostrzynem liczyło dalsze 3950 <text:s/>żołnierzy, co łącznie dawało w tym rejonie 22 610 wojsk brandenburskich.</text:p>
      <text:p text:style-name="P3">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text:soft-page-break/>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3">Druga faza bitwy składała się z dwóch etapów. Najpierw 15 czerwca mamy do czynienia z inicjatywą brandenburską i atakami z ich strony, głównym na obóz polski na północ od miasta oraz pomocniczym wzdłuż drogi prowadzącej do niego od strony południowo-zachodniej.</text:p>
      <text:p text:style-name="P3">Szyk wojsk elektorskich wyglądał tak, iż w centrum w pieszych dwóch liniach stały regimenty piesze, to jest od północy w pierwszym szeregu rozwinęły się linie batalionów u formowane przez Leibregiment (gwardię pieszą), regimenty von 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text:soft-page-break/>4 lekkimi działami. W centrum, za własną piechotą, jako rezerwa przygotowywana do odpierania polskich ataków skierowanych na brandenburskie regimenty piesze, stały także cztery dalsze regimenty, w środku dwa dragońskie - 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ming, w kwaterze elektorskich w folwarku <text:span text:style-name="T1">Paulinehof</text:span> trzymał też dodatkowe siły rezerwowe trzy kompanie drabantów, Leibregiment-gwardię konną oraz szwadron kirasjerski von Russowa, oraz niewielką ilość czeladzi i służb artyleryjskich może około 500 osób.</text:p>
      <text:p text:style-name="P6"><text:span text:style-name="Domyślna_20_czcionka_20_akapitu"><text:span text:style-name="T2">Około godz. 14.00, gdy piechota elektorska uformowała się w szyk bojowy. Jej poszczególne bataliony zaczęły maszerować w kierunku polskiego obozu przy akompaniamencie swej artylerii. Przy swoich wojskach stanął Fryderyk Wilhelm wraz ze <text:s/>sztabem najbliższych oficerów. Ogień brandenburskich dział nie był jednak 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text:span></text:span><text:soft-page-break/><text:span text:style-name="Domyślna_20_czcionka_20_akapitu"><text:span text:style-name="T2">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płytką zatokę,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hoff, jego krewny - Ernest Denhoff miał skupi się na obronie prawego skrzydła, 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 - jego regiment, oraz regimenty Glińskiego, Butlera, Rosseta, Siekierzyńskiego, De Maligny oraz Wielhorskiego; u Denhoffa regimenty Prusinowskiego, Żychlińskiego, Bykowskiego, K. Zamoyskiego, Działyńskiego, Kinzinga, Barensa i <text:s/>Krauzera) pozostałe 6 regimentów(w tym jednostki gwardii-regimenty gwardii pieszej JKM Jana III, JKM Marii Kazimiery, gwardii konnej JKM Jana III, JKM Marii Kazimiery oraz JKM Jakuba Sobieskiego oraz regiment dragonów Dönnemarka), skupione jako całość pod jedną wspólną Stanisława Morsztyna, wraz z rezerwą kawalerii podlegały 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text:span></text:span><text:soft-page-break/><text:span text:style-name="Domyślna_20_czcionka_20_akapitu"><text:span text:style-name="T2">pomocnicze. Na czas bitwy przygotowano dwa takie oddziały liczące po około 1 000 ludzi, pod komendą <text:s/>Michała Żołkiewskiego i</text:span></text:span><text:span text:style-name="Domyślna_20_czcionka_20_akapitu"><text:span text:style-name="T5"> Samuela Powierskiego</text:span></text:span></text:p>
      <text:p text:style-name="P3">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przygotowany, niż początkowo sądzono. Jedynie na odcinku działania silnego regimentu gwardii - Leibregiment pod dowództwem G.B. I. Bolniba, na chwilę udało się piechurom elektorskim wedrzeć przez tabor na odcinku bronionym przez regiment Prusinowskiego, ale napotkali zaraz kilka chorągwi jazdy Silnickiego oraz 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text:soft-page-break/>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rozkaz do wykonania pośpiesznego manewru i skupienia się w trzech czworobokach, aby bronić się przed atakami polskiej jazdy. Co prawda udało się większości oddziałom zrobić to nad wyraz sprawnie, ale pozycja wojsk brandenburskich wystawionych na atak z boku uległa diametralnemu pogorszeniu. Obrócono też 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text:soft-page-break/>Brandenburscy. Na pobojowisku zostali zabici i ranni obu stron.</text:p>
      <text:p text:style-name="P6"><text:span text:style-name="Domyślna_20_czcionka_20_akapitu"><text:span text:style-name="T2">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Strzałkowskim ponowny kontratak. Spędzono z pola przeciwnika, piechurzy brandenburscy utworzyli czworobok, ale Strzałkowski nie ryzykował i zawrócił dosyć szybko, jak ujrzał kirasjerów von Schwerina. Doszło do krótkiego starcia, obie strony odstąpiły-wzięły jeńców i zawróciły. W tym momencie Fryderyk Wilhelm 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text:span></text:span><text:soft-page-break/><text:span text:style-name="Domyślna_20_czcionka_20_akapitu"><text:span text:style-name="T2">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text:span><text:span text:style-name="Domyślna_20_czcionka_20_akapitu"><text:span text:style-name="T3">Paulinendorfie</text:span></text:span><text:span text:style-name="Domyślna_20_czcionka_20_akapitu"><text:span text:style-name="T2">,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kawaleria swoją masą przewaliła się przez żołnierzy kurfirsta i zrolowała całą jego lewą flankę, następnie rozpędzona natrafiła na stojące na zapleczu centrum regimenty jazdy przeciwnika, do jakich właśnie dołączały trzy regimenty, poprzedniego dnia stojące na prawym skrzydle. Wywiązała się krótka walka, szarża wojsk koronnych była potężna i nie do zatrzymania. Nim zdecydowano się do jej odparcia użyć także drugiej linii piechoty, nim ta zdołała odpowiednio się ustawić, sama przyjęła niszczycielskie uderzenie w czasie formowania się. W czasie tej szarży zginęli - 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text:span></text:span><text:soft-page-break/><text:span text:style-name="Domyślna_20_czcionka_20_akapitu"><text:span text:style-name="T2">związać powrozem pocztowy z chorągwi husarskiej Jana Cetnera (o nazwisku Niemlicz). Marcus von Lufte poddał się z dużą części swych ludzi, gdy otoczony przez ludzi Mączyńskiego stracił możliwość wycofania się i pochwycono go przy próbie wyrwania się.</text:span></text:span></text:p>
      <text:p text:style-name="P6"><text:span text:style-name="Domyślna_20_czcionka_20_akapitu"><text:span text:style-name="T2">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dragonów Szczęsnego Potockiego, pod dowództwem ppłk Jerzym Knypem) oraz Eliasza Łąckiego (8 regimentów pieszych i dragońskich-Regiment gwardii pieszej JKM Marii Kazimiery pod dowództwem płk. Stanisława Morsztyna, Regimenty piechoty gen. Marcina Kątskiego, pod dowództwem ppłk. Wilhelma Finka, Regiment 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text:span></text:span><text:soft-page-break/><text:span text:style-name="Domyślna_20_czcionka_20_akapitu"><text:span text:style-name="T2">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text:span><text:span text:style-name="Domyślna_20_czcionka_20_akapitu"><text:span text:style-name="T3">Paulinenhof</text:span></text:span><text:span text:style-name="Domyślna_20_czcionka_20_akapitu"><text:span text:style-name="T2">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Wilhelm dla ochrony zabrał nie więcej niż 50 żołnierzy, porzucił bagaże i dużą część zabranych na wypraw pieniędzy, by może z pośpiechu, by może sądząc, iż Polacy zajęci rabunkiem pozwolą mu uciec. Walka w zabudowaniach </text:span></text:span><text:span text:style-name="Domyślna_20_czcionka_20_akapitu"><text:span text:style-name="T3">Paulinenhofu</text:span></text:span><text:span text:style-name="Domyślna_20_czcionka_20_akapitu"><text:span text:style-name="T2"> trwała rzeczywiście ponad godzinę, gdzieś od godziny 7.30. Potocki najpierw jedynie 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text:span></text:span><text:soft-page-break/><text:span text:style-name="Domyślna_20_czcionka_20_akapitu"><text:span text:style-name="T2">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text:span></text:span><text:span text:style-name="Domyślna_20_czcionka_20_akapitu"><text:span text:style-name="T3">Paulinenhofu</text:span></text:span><text:span text:style-name="Domyślna_20_czcionka_20_akapitu"><text:span text:style-name="T2">.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text:span></text:span><text:span text:style-name="Domyślna_20_czcionka_20_akapitu"><text:span text:style-name="T3">Paulinenhofu</text:span></text:span><text:span text:style-name="Domyślna_20_czcionka_20_akapitu"><text:span text:style-name="T2">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obrońców zdolna jeszcze do walki, która też szybko wycofywała się na widok polskiej jazd. <text:s/>Wskutek jednak walk pozycje brandenburskie objął ogień paliły się drewniane zabudowania folwarku <text:s/>i pożoga przemieszczała się namioty w przylegającym obozie. Ogień pochłaniał wysiłki Brandenburczyków i w zasadzie 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emming i Christian von Dohna, pojmano uciekającego Nikolasa von Belowa, który zdołał przedostać się do plądrowanego obozu i wpaść w ręce kilku Tatarów. Teraz to </text:span></text:span><text:soft-page-break/><text:span text:style-name="Domyślna_20_czcionka_20_akapitu"><text:span text:style-name="T2">piechota koronna w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n von Fargel raniony śmiertelnie kul</text:span></text:span><text:span text:style-name="Domyślna_20_czcionka_20_akapitu"><text:span text:style-name="T6">ą</text:span></text:span><text:span text:style-name="Domyślna_20_czcionka_20_akapitu"><text:span text:style-name="T2">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text:span></text:span></text:p>
      <text:p text:style-name="P3">Jeszcze wcześniej, około godz. 7.00-7.30 nastąpiło załamanie i bezwładna ucieczka wojsk elektorskich, na Jagów i Chrapowo. Polska jazda nadal ścigała przeciwnika. Przez około godzinę broniły się pojedyncze oddziały w obozie pod Chrapowem, ale w końcu został on zajęty i splądrowany około godz. 10.00 przez Bidzińskiego i Sieniawskiego-wzięto mnóstwo łupów i jeńców. W tym czasie polska piechota zajmowała pole bitewne z jakiego ustąpił przeciwnik. Pogoń trwała do godzin południowych, kiedy z uwagi na ogólne zmęczenie zawrócono biorące udział w 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text:soft-page-break/>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text:p>
      <text:p text:style-name="P3">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Chociaż trzeba odnotować, iż nie brakowało miejsc i epizodów, gdy Polacy - z oddziałów piechoty, dragonii, czy jazdy różnych znaków oraz obozowa czeladź bezwzględnie mordowali nawet chcącego poddać się przeciwnika, nie brakowało scen masowych rzezi. Ówczesny komentator pisał tutaj o przykładzie starych 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text:soft-page-break/>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Zginął między innymi Jan Selęcki łowczy koronny. Oprócz niego dowódca regimentu dragonów Aleksander Heinke, zastępca generała Kątskiego - ppłk. Jan Ermeller, porucznik chorągwi husarskiej Jan Kazimierz Pawłowski, rotmistrz jazdy lekkiej Florian Dobrzelowski, namiestnik chorągwi pancernej Stanisława Opalińskiego - Piotr Kunaszewski, chorąży pułku Hieronima Lubomirskiego - Stanisław Stokowski, oraz cejgwart artylerii Hans Busch i inżynier królewski Johan van Roode. 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Luis de Beauveau Espence oraz Johann von Fargel. Ciężką ranę, która była przyczyną śmierci po kilku miesiącach doznał Boguslaw von Schwerin. Do niewoli dostał się generał Heino Heinrich von Fle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Waldburg (1643-1688), Joachim Friedrich von Wreech (1650-1724), Otto zu von Schlabrendorf (1650-1721), Johann Georg von Belling (1642-1689) i Johann Heinrich von Borstel (1644-1711). Strata tak <text:soft-page-break/>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text:p>
      <text:p text:style-name="P6"><text:span text:style-name="Domyślna_20_czcionka_20_akapitu"><text:span text:style-name="T2">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text:span><text:span text:style-name="Domyślna_20_czcionka_20_akapitu"><text:span text:style-name="T3">Woldenberg</text:span></text:span><text:span text:style-name="Domyślna_20_czcionka_20_akapitu"><text:span text:style-name="T2">), a w dniu 19 czerwca do Strzelec Krajeńskich (</text:span></text:span><text:span text:style-name="Domyślna_20_czcionka_20_akapitu"><text:span text:style-name="T3">Friedeberg</text:span></text:span><text:span text:style-name="Domyślna_20_czcionka_20_akapitu"><text:span text:style-name="T2">), gdzie do 24 czerwca negocjowano z pomyślnym skutkiem poddanie się miejscowej załogi. Potem ustanowiono tam polski garnizon, który miał w razie konieczności kontrolować podejścia do Drezdenka i strzec linii komunikacyjnych między Nową Marchią, Pomorzem a Wielkopolską.</text:span></text:span></text:p>
      <text:p text:style-name="P6"><text:span text:style-name="Domyślna_20_czcionka_20_akapitu"><text:span text:style-name="T2">W dniu 18 czerwca armia RON wyruszyła ponownie w drogę. Celem był Kostrzyn, ale nie zaniedbano też innych kierunków. Na północ, w kierunku Pomorza miał ruszyć Anatazy Mączyński na czele swojej jazdy oraz regimentów pieszych płk. 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text:span><text:span text:style-name="Domyślna_20_czcionka_20_akapitu"><text:span text:style-name="T3">Arnswalde</text:span></text:span><text:span text:style-name="Domyślna_20_czcionka_20_akapitu"><text:span text:style-name="T2">), gdzie ustanowił 17 czerwca swoją załogę, a następnie 19 czerwca rozłożył się pod Drawskiem (</text:span></text:span><text:span text:style-name="Domyślna_20_czcionka_20_akapitu"><text:span text:style-name="T3">Dramburg</text:span></text:span><text:span text:style-name="Domyślna_20_czcionka_20_akapitu"><text:span text:style-name="T2">). W dniu 20 czerwca dołączył do niego Marcin Bogusz, który zawrócił na Szczecinek (</text:span></text:span><text:span text:style-name="Domyślna_20_czcionka_20_akapitu"><text:span text:style-name="T3">Neustettin</text:span></text:span><text:span text:style-name="Domyślna_20_czcionka_20_akapitu"><text:span text:style-name="T2">). Mączyński wysłał podjazdy, które w dniu 22 czerwca opanowały </text:span></text:span><text:span text:style-name="Domyślna_20_czcionka_20_akapitu"><text:span text:style-name="T5">Czaplinek</text:span></text:span><text:span text:style-name="Domyślna_20_czcionka_20_akapitu"><text:span text:style-name="T2">, a w dniu 24 czerwca </text:span></text:span><text:span text:style-name="Domyślna_20_czcionka_20_akapitu"><text:span text:style-name="T3">Świdwin</text:span></text:span><text:span text:style-name="Domyślna_20_czcionka_20_akapitu"><text:span text:style-name="T2">. Potem do końca miesiąca zajmował się głównie kontrolowaniem poczynań przeciwnika i łupieniu wsi nad Pasłętą. Przeciwnik zamknął się w Kołobrzegu </text:span></text:span><text:soft-page-break/><text:span text:style-name="Domyślna_20_czcionka_20_akapitu"><text:span text:style-name="T2">(</text:span></text:span><text:span text:style-name="Domyślna_20_czcionka_20_akapitu"><text:span text:style-name="T3">Kolberg</text:span></text:span><text:span text:style-name="Domyślna_20_czcionka_20_akapitu"><text:span text:style-name="T2">), Koszalinie (</text:span></text:span><text:span text:style-name="Domyślna_20_czcionka_20_akapitu"><text:span text:style-name="T3">Köslin</text:span></text:span><text:span text:style-name="Domyślna_20_czcionka_20_akapitu"><text:span text:style-name="T2">) i Białogardzie (</text:span></text:span><text:span text:style-name="Domyślna_20_czcionka_20_akapitu"><text:span text:style-name="T3">Belgard</text:span></text:span><text:span text:style-name="Domyślna_20_czcionka_20_akapitu"><text:span text:style-name="T2">), zaś w Słupsku (</text:span></text:span><text:span text:style-name="Domyślna_20_czcionka_20_akapitu"><text:span text:style-name="T3">Stolp</text:span></text:span><text:span text:style-name="Domyślna_20_czcionka_20_akapitu"><text:span text:style-name="T2">), Sławnie (</text:span></text:span><text:span text:style-name="Domyślna_20_czcionka_20_akapitu"><text:span text:style-name="T3">Schlawe</text:span></text:span><text:span text:style-name="Domyślna_20_czcionka_20_akapitu"><text:span text:style-name="T2">) i Ustce (</text:span></text:span><text:span text:style-name="Domyślna_20_czcionka_20_akapitu"><text:span text:style-name="T3">Stolpmünde</text:span></text:span><text:span text:style-name="Domyślna_20_czcionka_20_akapitu"><text:span text:style-name="T2">)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text:span></text:span></text:p>
      <text:p text:style-name="P3">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udał się Gabriel Silnicki na czele swoich chorągwi oraz przekazanych mu regimentów dragonii Jerzego Wielhorskiego oraz Kazimierza <text:s/>Zawadzkiego i w okolicach miasta przebywał od dnia 20 czerwca, a potem miał wziąć udział w walkach w rejonie Chojny z podjazdami brandenburskimi.</text:p>
      <text:p text:style-name="P3">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przesłanie z jakim miała się podzieli z senatorami i dołączył do niego znalezione w bagażach Fryderyka Wilhelma-kapelusz i ozdobną szpadę, co puentował słowami iż na „widok najprzedniejszego rycerstwa Rzeczpospolitej kurfirst brandenburski rzucił <text:soft-page-break/>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text:p>
      <text:p text:style-name="P3">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Skręcił on z kolei w kierunku Kostrzyna. Z Dębna Sobieski skierował się na 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text:p>
      <text:p text:style-name="P2">5. Blokada i odsiecz Kostrzyna.</text:p>
      <text:p text:style-name="P3">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text:soft-page-break/>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3 niedziele lub za 30 talarów do 6 niedziel wyprawia się do Nowej Marchii, na 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text:soft-page-break/>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alarów miesięcznie z całego miasta. Po 2 talary na miesiąc miano płacić też od 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text:soft-page-break/>pełnych, 118 granatów próżnych, 180 ładunków z kartaczami, 180 ładunków zapalających, 290 centnarów żelaza, 93 cetnarów ołowiu, 790 sążni lontów, 56 centnarów siarki, 35 cetnarów saletry, 160 cetnarów węgla drzewnego, oraz inny wyposażenie techniczne komendanta artylerii – zapasy lin, octu, młotów, różnych narzędzi oraz sprzęt saperki – różne łopaty, rydle, topory. <text:s/></text:p>
      <text:p text:style-name="P3">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text:p>
      <text:p text:style-name="P6"><text:span text:style-name="Domyślna_20_czcionka_20_akapitu"><text:span text:style-name="T2">Dla porównania brandenburczycy bezpośrednio pod Kostrzyn podciągnęli, w pieszej fazie: Kartauny całe 48 funtowe-2 sztuki, potem dosłano w dniu 14 czerwca kolejne dwie z </text:span></text:span><text:span text:style-name="Domyślna_20_czcionka_20_akapitu"><text:span text:style-name="T3">Lansbergu</text:span></text:span><text:span text:style-name="Domyślna_20_czcionka_20_akapitu"><text:span text:style-name="T2">, półkartauny 24 funtowe - 4 sztuki, ćwierćkartauny 12 funtowe - 8 sztuk, 2 kolejne dosłano w dniu 14 czerwca z Landsbergu, oktawy 6 funtowe - 6 sztuk, dział regimentowych 4 i 3 funtowych - 16 sztuk, falkonety - 2 sztuki przesłane w dniu 15 czerwca z Landsbergu, moździerze - 4 sztuk (3 spiżowe 60 funtowe, 1 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text:span></text:span><text:soft-page-break/><text:span text:style-name="Domyślna_20_czcionka_20_akapitu"><text:span text:style-name="T2">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text:span></text:span></text:p>
      <text:p text:style-name="P6"><text:span text:style-name="Domyślna_20_czcionka_20_akapitu"><text:span text:style-name="T2">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kilku Tatarów wypasających swoje konie. Brandenburczycy przekroczyli Wartę na znalezionych u brzegu łodziach rybackich, dla pochwycenia jeńców i koni, oraz zbudzenia paniki. W tym czasie pozostałe oddziały brandenburskie dopiero gromadziły się nieco dalej na południe, pod </text:span></text:span><text:span text:style-name="Domyślna_20_czcionka_20_akapitu"><text:span text:style-name="T3">Norstand</text:span></text:span><text:span text:style-name="Domyślna_20_czcionka_20_akapitu"><text:span text:style-name="T2">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text:span></text:span><text:soft-page-break/><text:span text:style-name="Domyślna_20_czcionka_20_akapitu"><text:span text:style-name="T2">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piesze miano używać jako rezerw w przyszłych działaniach. Tego dnia większych już 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text:span></text:span><text:soft-page-break/><text:span text:style-name="Domyślna_20_czcionka_20_akapitu"><text:span text:style-name="T2">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jwygodniejszych miejsc dla nich. W dniu 15 czerwca Defflinger posłał gońca do </text:span></text:span><text:span text:style-name="Domyślna_20_czcionka_20_akapitu"><text:span text:style-name="T3">Schwedt</text:span></text:span><text:span text:style-name="Domyślna_20_czcionka_20_akapitu"><text:span text:style-name="T2">, z prośbą do Frie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Jakob Floh, wraz z młodszym bratem Hieronimem (byli synami książęcego leśnika 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text:span></text:span><text:soft-page-break/><text:span text:style-name="Domyślna_20_czcionka_20_akapitu"><text:span text:style-name="T2">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ed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text:span><text:span text:style-name="Domyślna_20_czcionka_20_akapitu"><text:span text:style-name="T3">Ludwigsruh</text:span></text:span><text:span text:style-name="Domyślna_20_czcionka_20_akapitu"><text:span text:style-name="T2">). Nocą dotarły do nich kolejne grupy uciekinierów oraz nie do końca prawdziwe informacje o Polakach znajdujących się w Mi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text:span></text:span><text:span text:style-name="Domyślna_20_czcionka_20_akapitu"><text:span text:style-name="T3">Schwedt</text:span></text:span><text:span text:style-name="Domyślna_20_czcionka_20_akapitu"><text:span text:style-name="T2">. Wieczorem 18 czerwca ostatni żołnierze elektorscy opuścili Myślibórz. Piechota spod Kostrzyna jednak w pole nie ruszyła, aby wypełnić 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text:span></text:span><text:soft-page-break/><text:span text:style-name="Domyślna_20_czcionka_20_akapitu"><text:span text:style-name="T2">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bitwy z armią Sobieskiego i złamać w nim wolę do stawiania zaciekłego oporu.</text:span></text:span></text:p>
      <text:p text:style-name="P6"><text:span text:style-name="Domyślna_20_czcionka_20_akapitu"><text:span text:style-name="T2">Jan III zbliżał się od strony Dębna. Pomiędzy </text:span></text:span><text:span text:style-name="Domyślna_20_czcionka_20_akapitu"><text:span text:style-name="T3">Drewitz</text:span></text:span><text:span text:style-name="Domyślna_20_czcionka_20_akapitu"><text:span text:style-name="T2"> a </text:span></text:span><text:span text:style-name="Domyślna_20_czcionka_20_akapitu"><text:span text:style-name="T3">Tamsel</text:span></text:span><text:span text:style-name="Domyślna_20_czcionka_20_akapitu"><text:span text:style-name="T2">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text:span><text:span text:style-name="Domyślna_20_czcionka_20_akapitu"><text:span text:style-name="T3">Drewitz</text:span></text:span><text:span text:style-name="Domyślna_20_czcionka_20_akapitu"><text:span text:style-name="T2"> i dowództwem S. Jabłonowskiego, bliżej brzegów Odry chorągwie M. Zbrożka, która miały atakować wzdłuż jej brzegu, zaś chorągwie S. Bidzińskiego wspierać piechotę w działaniach w centrum. Na lewej flance miał znajdować się pułk M. Sieniawskiego, pod m. </text:span></text:span><text:span text:style-name="Domyślna_20_czcionka_20_akapitu"><text:span text:style-name="T3">Warnick</text:span></text:span><text:span text:style-name="Domyślna_20_czcionka_20_akapitu"><text:span text:style-name="T2">. Miał on uderzy spod m. </text:span></text:span><text:span text:style-name="Domyślna_20_czcionka_20_akapitu"><text:span text:style-name="T3">Tamsel</text:span></text:span><text:span text:style-name="Domyślna_20_czcionka_20_akapitu"><text:span text:style-name="T2"> w kierunku prawego skrzydła nieprzyjaciela, wzdłuż Warty. Przestrzeń miedzy nim a ustawiona w środku </text:span></text:span><text:soft-page-break/><text:span text:style-name="Domyślna_20_czcionka_20_akapitu"><text:span text:style-name="T2">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span></text:span></text:p>
      <text:p text:style-name="P6"><text:span text:style-name="Domyślna_20_czcionka_20_akapitu"><text:span text:style-name="T2">Defflinger postanowił swoją obroną skonstruować w ten sposób, iż wokół ufortyfikowanej m. </text:span></text:span><text:span text:style-name="Domyślna_20_czcionka_20_akapitu"><text:span text:style-name="T3">Norstandt</text:span></text:span><text:span text:style-name="Domyślna_20_czcionka_20_akapitu"><text:span text:style-name="T2">,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text:span><text:span text:style-name="Domyślna_20_czcionka_20_akapitu"><text:span text:style-name="T3">Norstandt</text:span></text:span><text:span text:style-name="Domyślna_20_czcionka_20_akapitu"><text:span text:style-name="T2">. Miały one przeciwdziała ewentualnym ruchom kostrzyńskiego garnizonu i osłonić odwrót na przepraw na Nową Chorzycę, gdzie stali żołnierze Lorenza von Veriena.</text:span></text:span></text:p>
      <text:p text:style-name="P3">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text:soft-page-break/>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zatem zaczął skupiać pod sobą resztki konnicy du Hamela, swoich drabantów oraz 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text:soft-page-break/>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text:p>
      <text:p text:style-name="P3">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dwóch-trzech godzin, po czym około 600 piechurów i prawie 500 konnych, wówczas 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text:soft-page-break/>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koronnego Mikołaja Sieniawskiego, wojewodę ruskiego Stanisława Jabłonowskiego, 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text:p>
      <text:p text:style-name="P6"><text:span text:style-name="Domyślna_20_czcionka_20_akapitu"><text:span text:style-name="T2">Gdy trwały walki pod Kostrzynem, o zmierzchu 17 czerwca Fryderyk Wilhelm przeszedł Odrę wraz z grupą liczącą około 400 żołnierzy, jakich zdołał przy sobie skupić. Na drugim brzegu napotkał kirasjerów Friedricha księcia Sachsen-Hessen. Następnie zmęczony brzemieniem poniesionej klęski i mocno psychicznie rozchwiany przybył do </text:span></text:span><text:span text:style-name="Domyślna_20_czcionka_20_akapitu"><text:span text:style-name="T3">Schwedt</text:span></text:span><text:span text:style-name="Domyślna_20_czcionka_20_akapitu"><text:span text:style-name="T2">. Nie było wokół niego wielu z jego dotychczasowych doradców. Mimo swego ciężkiego położenia i zmęczenia szybko uzmysłowił sobie groźbę polskiej inwazji wgłąb dziedzicznych ziem jego marchii. To </text:span></text:span><text:soft-page-break/><text:span text:style-name="Domyślna_20_czcionka_20_akapitu"><text:span text:style-name="T2">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 skład rozbitych jednostek, których komendę powierzono <text:s/>Georgowi Adolphowi von Micrander oraz Seigneurowi de La Greve. Miało to dać <text:s/>w sumie 4500 - 5 000 żołnierzy. Hans <text:s/>Adam von Schoning miał jak najszybciej dołączyć z częścią swoich żołnierzy, to jest regimentem kirasjerów Wilhelma Adama Morner'a, szwadronem Fridricha Ludwiga księc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text:span></text:span><text:soft-page-break/><text:span text:style-name="Domyślna_20_czcionka_20_akapitu"><text:span text:style-name="T2">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ie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ie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zdecydowanie skierował się w pogoń, w kierunku Chojny. Freidrich książe Sachsen-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text:span><text:span text:style-name="Domyślna_20_czcionka_20_akapitu"><text:span text:style-name="T3">Mohrin</text:span></text:span><text:span text:style-name="Domyślna_20_czcionka_20_akapitu"><text:span text:style-name="T2">). W dniu 25 czerwca rano w miejscowości Witnica Freidrich książę Sachsen-Hessen dowiedział 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ext:span></text:span><text:soft-page-break/><text:span text:style-name="Domyślna_20_czcionka_20_akapitu"><text:span text:style-name="T2">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150 piechurów wraz z transportem żywności. Ale następnego dnia popołudniu po 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text:span></text:span><text:soft-page-break/><text:span text:style-name="Domyślna_20_czcionka_20_akapitu"><text:span text:style-name="T2">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text:span></text:span></text:p>
      <text:p text:style-name="P3">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jego obrońcy, a w kolejnych miesiącach mimo podjętych prób nie udało się ich 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text:soft-page-break/>Veriena w trakcie oblężenia włożyli wiele pracy w budowie przeprawy przez Odrę i bardzo pomagali w ewakuacji uciekających oddziałów spod murów Kostrzyna. Sami wraz z nimi wycofali się około 28 lipca, aby wzmocni obsadę Frankfurtu.</text:p>
      <text:p text:style-name="P6"><text:span text:style-name="Domyślna_20_czcionka_20_akapitu"><text:span text:style-name="T2">Po pomyślnych wieściach o walkach pod Chojną, w <text:s/>dniu 23 czerwca Szczęsny Potocki ruszył przez Słońsk, na Ośno Lubuskie, a Stanisław Jabłonowski na Rzepin a Mikołaj Sieniawski na południe od Gorzycy, nieopodal Lubuszy (</text:span></text:span><text:span text:style-name="Domyślna_20_czcionka_20_akapitu"><text:span text:style-name="T3">Lubus</text:span></text:span><text:span text:style-name="Domyślna_20_czcionka_20_akapitu"><text:span text:style-name="T2">).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zachód od Odry. Dlatego tez otoczenie elektora i on sam przygnębiony klęską zdawał 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text:span></text:span><text:soft-page-break/><text:span text:style-name="Domyślna_20_czcionka_20_akapitu"><text:span text:style-name="T2">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iż to zagrożenie minęło, a dalsze agresywne kroki mogą jedynie doprowadzi do 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text:span></text:span><text:soft-page-break/><text:span text:style-name="Domyślna_20_czcionka_20_akapitu"><text:span text:style-name="T2">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text:span></text:span></text:p>
      <text:p text:style-name="P3"/>
      <text:p text:style-name="P2">6. Pokój z Brandenburgią.</text:p>
      <text:p text:style-name="P6"><text:span text:style-name="Domyślna_20_czcionka_20_akapitu"><text:span text:style-name="T2">W zajętym Kostrzynie Jan III poczuł się gorzej na zdrowiu, wojna coraz mniej mu służyła. Był zmuszony zatrzymać się w mie</text:span></text:span><text:span text:style-name="Domyślna_20_czcionka_20_akapitu"><text:span text:style-name="T6">ś</text:span></text:span><text:span text:style-name="Domyślna_20_czcionka_20_akapitu"><text:span text:style-name="T2">cie i stamtąd prowadzić polityczne działania. W dniu 7 lipca podjął dyplomatów szwedzkich z Johanem Göranssonem Gyllenstiern</text:span></text:span><text:span text:style-name="Domyślna_20_czcionka_20_akapitu"><text:span text:style-name="T6">ą</text:span></text:span><text:span text:style-name="Domyślna_20_czcionka_20_akapitu"><text:span text:style-name="T2">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przyjmowane nie będą, dał odpowiedz wymijającą, ale wykorzystał skłonność 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text:span></text:span><text:soft-page-break/><text:span text:style-name="Domyślna_20_czcionka_20_akapitu"><text:span text:style-name="T2">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text:span></text:span></text:p>
      <text:p text:style-name="P6"><text:span text:style-name="Domyślna_20_czcionka_20_akapitu"><text:span text:style-name="T2">W dniu 3 lipca 1676 r. z Wiednia wyjechała dwóch dyplomatów-Franz Ulrich Graf Kinsky von Wchinitz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Jan III poinformował w jakim zakresie oczekiwał od Fryderyka Wilhelma korzyści i 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text:span></text:span><text:soft-page-break/><text:span text:style-name="Domyślna_20_czcionka_20_akapitu"><text:span text:style-name="T2">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text:span></text:span><text:span text:style-name="Domyślna_20_czcionka_20_akapitu"><text:span text:style-name="T6">ć</text:span></text:span><text:span text:style-name="Domyślna_20_czcionka_20_akapitu"><text:span text:style-name="T2"> w wypłacie dla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ą Kostrzyn i Gorzów wraz z całą artylerią, która była własności Brandenburgii, nie niszcząc żadnych fortyfikacji, po wypełnieniu warunków porozumienia o wypłacie odszkodowań RON.</text:span></text:span></text:p>
      <text:p text:style-name="P3">Ludwik XIV wobec podobnego obrotu sprawy był trochę zły za tak samodzielność polskiego króla, ale nie bardzo mógł w jakiś skuteczny sposób zareagować - jest w końcu, tak czy inaczej, o jednego wroga mniej. Brandenburgia, po takim okrojeniu niezdolna już jest do dalszej walki i zmuszona do trwałego pogodzona się z Francją. Cesarz utracił też dużo czasu i środków, jakich nie mógł przeznaczy do walk nad 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text:soft-page-break/>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text:p>
      <text:p text:style-name="P3">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żołnierzy i przygotować armię do redukcji. W dniu 11 września Jan III opuszcza 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text:soft-page-break/>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pojawiać się symptomy gromadzenia się wokół osoby marszałka wielkiego 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alibri2" svg:font-family="Calibri"/>
    <style:font-face style:name="Mangal1" svg:font-family="Mangal"/>
    <style:font-face style:name="Calibri"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9:44.23</meta:creation-date>
    <dc:date>2016-03-21T18:51:07.74</dc:date>
    <meta:editing-duration>PT14H10M19S</meta:editing-duration>
    <meta:editing-cycles>38</meta:editing-cycles>
    <meta:generator>OpenOffice/4.0.1$Win32 OpenOffice.org_project/401m5$Build-9714</meta:generator>
    <meta:document-statistic meta:table-count="0" meta:image-count="0" meta:object-count="0" meta:page-count="74" meta:paragraph-count="309" meta:word-count="21365" meta:character-count="152693"/>
  </office:meta>
</office:document-meta>
</file>